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2cm" style:rel-column-width="2433*"/>
    </style:style>
    <style:style style:name="Tableau1.B" style:family="table-column">
      <style:table-column-properties style:column-width="7.043cm" style:rel-column-width="16138*"/>
    </style:style>
    <style:style style:name="Tableau1.C" style:family="table-column">
      <style:table-column-properties style:column-width="1.3cm" style:rel-column-width="2978*"/>
    </style:style>
    <style:style style:name="Tableau1.D" style:family="table-column">
      <style:table-column-properties style:column-width="1.49cm" style:rel-column-width="3415*"/>
    </style:style>
    <style:style style:name="Tableau1.F" style:family="table-column">
      <style:table-column-properties style:column-width="1.106cm" style:rel-column-width="2534*"/>
    </style:style>
    <style:style style:name="Tableau1.J" style:family="table-column">
      <style:table-column-properties style:column-width="11.405cm" style:rel-column-width="26132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2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J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J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J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J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J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J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J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J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J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J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J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J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J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J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J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J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J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9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e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b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8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87" officeooo:paragraph-rsid="004c9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87" officeooo:paragraph-rsid="004e2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rsid="0021cccc" officeooo:paragraph-rsid="0021c92f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87" officeooo:paragraph-rsid="004e2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87" officeooo:paragraph-rsid="004c9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9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e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b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8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f49" officeooo:paragraph-rsid="00521f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f49" officeooo:paragraph-rsid="00521f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6200" officeooo:paragraph-rsid="0058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422b19"/>
    </style:style>
    <style:style style:name="T3" style:family="text">
      <style:text-properties officeooo:rsid="0021cccc"/>
    </style:style>
    <style:style style:name="T4" style:family="text">
      <style:text-properties officeooo:rsid="00434a97"/>
    </style:style>
    <style:style style:name="T5" style:family="text">
      <style:text-properties officeooo:rsid="00267246"/>
    </style:style>
    <style:style style:name="T6" style:family="text">
      <style:text-properties officeooo:rsid="0029bb98"/>
    </style:style>
    <style:style style:name="T7" style:family="text">
      <style:text-properties officeooo:rsid="004e2b1c"/>
    </style:style>
    <style:style style:name="T8" style:family="text">
      <style:text-properties officeooo:rsid="004e79ca"/>
    </style:style>
    <style:style style:name="T9" style:family="text">
      <style:text-properties officeooo:rsid="00521f49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 table:number-columns-repeated="2"/>
        <table:table-column table:style-name="Tableau1.C"/>
        <table:table-column table:style-name="Tableau1.D"/>
        <table:table-column table:style-name="Tableau1.J"/>
        <table:table-row table:style-name="Tableau1.1">
          <table:table-cell table:style-name="Tableau1.A1" office:value-type="string">
            <text:p text:style-name="P2">N°</text:p>
          </table:table-cell>
          <table:table-cell table:style-name="Tableau1.A1" office:value-type="string">
            <text:p text:style-name="P3">Nom &amp; Prénoms</text:p>
          </table:table-cell>
          <table:table-cell table:style-name="Tableau1.A1" office:value-type="string">
            <text:p text:style-name="P39">E1</text:p>
          </table:table-cell>
          <table:table-cell table:style-name="Tableau1.A1" office:value-type="string">
            <text:p text:style-name="P39">E2</text:p>
          </table:table-cell>
          <table:table-cell table:style-name="Tableau1.A1" office:value-type="string">
            <text:p text:style-name="P39">E3</text:p>
          </table:table-cell>
          <table:table-cell table:style-name="Tableau1.A1" office:value-type="string">
            <text:p text:style-name="P39">E4</text:p>
          </table:table-cell>
          <table:table-cell table:style-name="Tableau1.A1" office:value-type="string">
            <text:p text:style-name="P4"><text:span text:style-name="T6">E</text:span><text:span text:style-name="T9">5</text:span></text:p>
          </table:table-cell>
          <table:table-cell table:style-name="Tableau1.A1" office:value-type="string">
            <text:p text:style-name="P4"><text:span text:style-name="T6">E</text:span><text:span text:style-name="T9">6</text:span></text:p>
          </table:table-cell>
          <table:table-cell table:style-name="Tableau1.A1" office:value-type="string">
            <text:p text:style-name="P39">T</text:p>
          </table:table-cell>
          <table:table-cell table:style-name="Tableau1.J1" office:value-type="string">
            <text:p text:style-name="P4">Observations</text:p>
          </table:table-cell>
        </table:table-row>
        <table:table-row table:style-name="Tableau1.2"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6"/>
          </table:table-cell>
          <table:table-cell table:style-name="Tableau1.C2" office:value-type="float" office:value="20">
            <text:p text:style-name="P40">20,00</text:p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 table:formula="ooow:sum &lt;C2:H2&gt;" office:value-type="float" office:value="20">
            <text:p text:style-name="P25">20,00</text:p>
          </table:table-cell>
          <table:table-cell table:style-name="Tableau1.J22" office:value-type="string">
            <text:p text:style-name="P21"/>
          </table:table-cell>
        </table:table-row>
        <table:table-row table:style-name="Tableau1.3">
          <table:table-cell table:style-name="Tableau1.A3" office:value-type="float" office:value="1">
            <text:p text:style-name="P39">1</text:p>
          </table:table-cell>
          <table:table-cell table:style-name="Tableau1.A2" office:value-type="string">
            <text:p text:style-name="P16">ABDALLAH ADA Iyas </text:p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>
            <text:p text:style-name="P25"/>
          </table:table-cell>
          <table:table-cell table:style-name="Tableau1.C2" table:formula="ooow:sum &lt;C3:H3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4">
          <table:table-cell table:style-name="Tableau1.A3" table:formula="ooow:&lt;A3&gt;+1" office:value-type="float" office:value="2">
            <text:p text:style-name="P6">2</text:p>
          </table:table-cell>
          <table:table-cell table:style-name="Tableau1.A2" office:value-type="string">
            <text:p text:style-name="P8">ABDOU Béatrice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 table:formula="ooow:sum &lt;C4:H4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5">
          <table:table-cell table:style-name="Tableau1.A3" table:formula="ooow:&lt;A4&gt;+1" office:value-type="float" office:value="3">
            <text:p text:style-name="P6">3</text:p>
          </table:table-cell>
          <table:table-cell table:style-name="Tableau1.A2" office:value-type="string">
            <text:p text:style-name="P10">ABDOU Dalida <text:bookmark text:name="GInterface.Instances[2].Instances[10]_476ECC64E73CD9_lib1"/>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 table:formula="ooow:sum &lt;C5:H5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6">
          <table:table-cell table:style-name="Tableau1.A3" table:formula="ooow:&lt;A5&gt;+1" office:value-type="float" office:value="4">
            <text:p text:style-name="P6">4</text:p>
          </table:table-cell>
          <table:table-cell table:style-name="Tableau1.A2" office:value-type="string">
            <text:p text:style-name="P10">ABSOIR Ismael <text:bookmark text:name="GInterface.Instances[2].Instances[10]_470AF27AE73C8A_lib1"/>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 table:formula="ooow:sum &lt;C6:H6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7">
          <table:table-cell table:style-name="Tableau1.A3" table:formula="ooow:&lt;A6&gt;+1" office:value-type="float" office:value="5">
            <text:p text:style-name="P6">5</text:p>
          </table:table-cell>
          <table:table-cell table:style-name="Tableau1.A2" office:value-type="string">
            <text:p text:style-name="P11">ALI Inès <text:bookmark text:name="GInterface.Instances[2].Instances[10]_4753C47AE73C3C_lib1"/>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 table:formula="ooow:sum &lt;C7:H7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8">
          <table:table-cell table:style-name="Tableau1.A3" table:formula="ooow:&lt;A7&gt;+1" office:value-type="float" office:value="6">
            <text:p text:style-name="P6">6</text:p>
          </table:table-cell>
          <table:table-cell table:style-name="Tableau1.A2" office:value-type="string">
            <text:p text:style-name="P12">ALI SAID ABDALLAH Anna <text:bookmark text:name="GInterface.Instances[2].Instances[10]_478E5E7AE73C3E_lib1"/>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 table:formula="ooow:sum &lt;C8:H8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9">
          <table:table-cell table:style-name="Tableau1.A3" table:formula="ooow:&lt;A8&gt;+1" office:value-type="float" office:value="7">
            <text:p text:style-name="P6">7</text:p>
          </table:table-cell>
          <table:table-cell table:style-name="Tableau1.A2" office:value-type="string">
            <text:p text:style-name="P13">AYOUBA Anrezki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 table:formula="ooow:sum &lt;C9:H9&gt;" office:value-type="float" office:value="0">
            <text:p text:style-name="P25">0,00</text:p>
          </table:table-cell>
          <table:table-cell table:style-name="Tableau1.J22" office:value-type="string">
            <text:p text:style-name="P20">Implication(3)</text:p>
          </table:table-cell>
        </table:table-row>
        <table:table-row table:style-name="Tableau1.10">
          <table:table-cell table:style-name="Tableau1.A3" table:formula="ooow:&lt;A9&gt;+1" office:value-type="float" office:value="8">
            <text:p text:style-name="P6">8</text:p>
          </table:table-cell>
          <table:table-cell table:style-name="Tableau1.A2" office:value-type="string">
            <text:p text:style-name="P14">BACAR Raida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 table:formula="ooow:sum &lt;C10:H10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1">
          <table:table-cell table:style-name="Tableau1.A3" table:formula="ooow:&lt;A10&gt;+1" office:value-type="float" office:value="9">
            <text:p text:style-name="P6">9</text:p>
          </table:table-cell>
          <table:table-cell table:style-name="Tableau1.A2" office:value-type="string">
            <text:p text:style-name="P15">BACO Anzra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 table:formula="ooow:sum &lt;C11:H11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2">
          <table:table-cell table:style-name="Tableau1.A3" table:formula="ooow:&lt;A11&gt;+1" office:value-type="float" office:value="10">
            <text:p text:style-name="P6">10</text:p>
          </table:table-cell>
          <table:table-cell table:style-name="Tableau1.A2" office:value-type="string">
            <text:p text:style-name="P15">CHAMSSIDINE Yasine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12:H12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<text:span text:style-name="T8">1</text:span>)</text:p>
          </table:table-cell>
        </table:table-row>
        <table:table-row table:style-name="Tableau1.13">
          <table:table-cell table:style-name="Tableau1.A3" table:formula="ooow:&lt;A12&gt;+1" office:value-type="float" office:value="11">
            <text:p text:style-name="P6">11</text:p>
          </table:table-cell>
          <table:table-cell table:style-name="Tableau1.A2" office:value-type="string">
            <text:p text:style-name="P15">CHANFI Ihsane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13:H13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4">
          <table:table-cell table:style-name="Tableau1.A3" table:formula="ooow:&lt;A13&gt;+1" office:value-type="float" office:value="12">
            <text:p text:style-name="P6">12</text:p>
          </table:table-cell>
          <table:table-cell table:style-name="Tableau1.A2" office:value-type="string">
            <text:p text:style-name="P15">CHIKI Mohamed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14:H14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5">
          <table:table-cell table:style-name="Tableau1.A3" table:formula="ooow:&lt;A14&gt;+1" office:value-type="float" office:value="13">
            <text:p text:style-name="P6">13</text:p>
          </table:table-cell>
          <table:table-cell table:style-name="Tableau1.A2" office:value-type="string">
            <text:p text:style-name="P15">KAMBI Ahmed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15:H15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6">
          <table:table-cell table:style-name="Tableau1.A3" table:formula="ooow:&lt;A15&gt;+1" office:value-type="float" office:value="14">
            <text:p text:style-name="P6">14</text:p>
          </table:table-cell>
          <table:table-cell table:style-name="Tableau1.A2" office:value-type="string">
            <text:p text:style-name="P15">LEPOIVRE Mathieu</text:p>
          </table:table-cell>
          <table:table-cell table:style-name="Tableau1.A2" office:value-type="string">
            <text:p text:style-name="P42">abs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38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16:H16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7">
          <table:table-cell table:style-name="Tableau1.A3" table:formula="ooow:&lt;A16&gt;+1" office:value-type="float" office:value="15">
            <text:p text:style-name="P6">15</text:p>
          </table:table-cell>
          <table:table-cell table:style-name="Tableau1.A2" office:value-type="string">
            <text:p text:style-name="P15">MAHAMOUD KASSIM Afoudhoiyla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17:H17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8">
          <table:table-cell table:style-name="Tableau1.A3" table:formula="ooow:&lt;A17&gt;+1" office:value-type="float" office:value="16">
            <text:p text:style-name="P6">16</text:p>
          </table:table-cell>
          <table:table-cell table:style-name="Tableau1.A2" office:value-type="string">
            <text:p text:style-name="P15">MOUSSA Bibi Hadidja</text:p>
          </table:table-cell>
          <table:table-cell table:style-name="Tableau1.C2">
            <text:p text:style-name="P37"/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18:H18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9">
          <table:table-cell table:style-name="Tableau1.A3" table:formula="ooow:&lt;A18&gt;+1" office:value-type="float" office:value="17">
            <text:p text:style-name="P6">17</text:p>
          </table:table-cell>
          <table:table-cell table:style-name="Tableau1.A2" office:value-type="string">
            <text:p text:style-name="P15">NADJIBOU Anissa <text:bookmark text:name="GInterface.Instances[2].Instances[10]_47A57E7BE73C8A_lib1"/>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19:H19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20">
          <table:table-cell table:style-name="Tableau1.A3" table:formula="ooow:&lt;A19&gt;+1" office:value-type="float" office:value="18">
            <text:p text:style-name="P6">18</text:p>
          </table:table-cell>
          <table:table-cell table:style-name="Tableau1.A2" office:value-type="string">
            <text:p text:style-name="P15">SAÏD Youmna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20:H20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21">
          <table:table-cell table:style-name="Tableau1.A3" table:formula="ooow:&lt;A20&gt;+1" office:value-type="float" office:value="19">
            <text:p text:style-name="P6">19</text:p>
          </table:table-cell>
          <table:table-cell table:style-name="Tableau1.A2" office:value-type="string">
            <text:p text:style-name="P15">SAMADANI Chaima </text:p>
          </table:table-cell>
          <table:table-cell table:style-name="Tableau1.A2" office:value-type="string">
            <text:p text:style-name="P37">*</text:p>
          </table:table-cell>
          <table:table-cell table:style-name="Tableau1.C2">
            <text:p text:style-name="P3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21:H21&gt;" office:value-type="float" office:value="0">
            <text:p text:style-name="P25">0,00</text:p>
          </table:table-cell>
          <table:table-cell table:style-name="Tableau1.J22" office:value-type="string">
            <text:p text:style-name="P21"><text:span text:style-name="T7">I</text:span>mplication()</text:p>
          </table:table-cell>
        </table:table-row>
        <table:table-row table:style-name="Tableau1.1">
          <table:table-cell table:style-name="Tableau1.A3" table:formula="ooow:&lt;A21&gt;+1" office:value-type="float" office:value="20">
            <text:p text:style-name="P6">20</text:p>
          </table:table-cell>
          <table:table-cell table:style-name="Tableau1.A2" office:value-type="string">
            <text:p text:style-name="P17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>
            <text:p text:style-name="P41"/>
          </table:table-cell>
          <table:table-cell table:style-name="Tableau1.C2" table:formula="ooow:sum &lt;C22:H22&gt;" office:value-type="float" office:value="0">
            <text:p text:style-name="P25">0,00</text:p>
          </table:table-cell>
          <table:table-cell table:style-name="Tableau1.J22" office:value-type="string">
            <text:p text:style-name="P5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422b19"/>
    </style:style>
    <style:style style:name="MT3" style:family="text">
      <style:text-properties officeooo:rsid="0021cccc"/>
    </style:style>
    <style:style style:name="MT4" style:family="text">
      <style:text-properties officeooo:rsid="00434a97"/>
    </style:style>
    <style:style style:name="MT5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4">1</text:span><text:span text:style-name="MT3">– </text:span><text:span text:style-name="MT5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8T19:52:07.262142854</dc:date>
    <meta:editing-duration>PT2H37M49S</meta:editing-duration>
    <meta:editing-cycles>72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107" meta:word-count="136" meta:character-count="750" meta:non-whitespace-character-count="713"/>
  </office:meta>
</office:document-meta>
</file>